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7A00000033A506572C664C135B.png" manifest:media-type="image/png"/>
  <manifest:file-entry manifest:full-path="Pictures/1000020100000270000000384A8C9CCCD6526A7D.png" manifest:media-type="image/png"/>
  <manifest:file-entry manifest:full-path="Pictures/10000201000002730000003645643B35F5A9A8FB.png" manifest:media-type="image/png"/>
  <manifest:file-entry manifest:full-path="Pictures/1000020100000274000000368A33D48E15AE31D9.png" manifest:media-type="image/png"/>
  <manifest:file-entry manifest:full-path="Pictures/100002010000024700000037C6A8D22CEDD6CCF3.png" manifest:media-type="image/png"/>
  <manifest:file-entry manifest:full-path="Pictures/100002010000025100000035CD083C89C43B10A2.png" manifest:media-type="image/png"/>
  <manifest:file-entry manifest:full-path="Pictures/1000020100000263000000337746884555304B67.png" manifest:media-type="image/png"/>
  <manifest:file-entry manifest:full-path="Pictures/100002010000026800000037E05967C8E8F2898D.png" manifest:media-type="image/png"/>
  <manifest:file-entry manifest:full-path="Pictures/100002010000023D00000036D6EEF86C35FD827D.png" manifest:media-type="image/png"/>
  <manifest:file-entry manifest:full-path="Pictures/1000020100000261000000344E46FB574C7437AE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94mm" svg:height="118.74mm" svg:x="30.85mm" svg:y="17mm">
            <draw:object draw:notify-on-update-of-ranges="Sheet1.B1:Sheet1.K1 Sheet1.B1:Sheet1.K1 Sheet1.B2:Sheet1.K2 Sheet1.B1:Sheet1.K1 Sheet1.B3:Sheet1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57.76mm" svg:height="14.33mm" svg:x="22.57mm" svg:y="149.01mm">
            <draw:image xlink:href="Pictures/100002010000023D00000036D6EEF86C35FD827D.png" xlink:type="simple" xlink:show="embed" xlink:actuate="onLoad">
              <text:p/>
            </draw:image>
          </draw:frame>
          <draw:frame draw:z-index="2" draw:name="Image 2" draw:style-name="gr2" draw:text-style-name="P1" svg:width="160.51mm" svg:height="14.6mm" svg:x="22.57mm" svg:y="167.07mm">
            <draw:image xlink:href="Pictures/100002010000024700000037C6A8D22CEDD6CCF3.png" xlink:type="simple" xlink:show="embed" xlink:actuate="onLoad">
              <text:p/>
            </draw:image>
          </draw:frame>
          <draw:frame draw:z-index="3" draw:name="Image 3" draw:style-name="gr2" draw:text-style-name="P1" svg:width="163.26mm" svg:height="14.07mm" svg:x="22.57mm" svg:y="185.13mm">
            <draw:image xlink:href="Pictures/100002010000025100000035CD083C89C43B10A2.png" xlink:type="simple" xlink:show="embed" xlink:actuate="onLoad">
              <text:p/>
            </draw:image>
          </draw:frame>
          <draw:frame draw:z-index="4" draw:name="Image 4" draw:style-name="gr2" draw:text-style-name="P1" svg:width="168.22mm" svg:height="13.54mm" svg:x="22.57mm" svg:y="203.2mm">
            <draw:image xlink:href="Pictures/1000020100000263000000337746884555304B67.png" xlink:type="simple" xlink:show="embed" xlink:actuate="onLoad">
              <text:p/>
            </draw:image>
          </draw:frame>
          <draw:frame draw:z-index="5" draw:name="Image 5" draw:style-name="gr2" draw:text-style-name="P1" svg:width="169.6mm" svg:height="14.6mm" svg:x="22.57mm" svg:y="221.26mm">
            <draw:image xlink:href="Pictures/100002010000026800000037E05967C8E8F2898D.png" xlink:type="simple" xlink:show="embed" xlink:actuate="onLoad">
              <text:p/>
            </draw:image>
          </draw:frame>
          <draw:frame draw:z-index="6" draw:name="Image 6" draw:style-name="gr2" draw:text-style-name="P1" svg:width="167.67mm" svg:height="13.8mm" svg:x="22.57mm" svg:y="239.32mm">
            <draw:image xlink:href="Pictures/1000020100000261000000344E46FB574C7437AE.png" xlink:type="simple" xlink:show="embed" xlink:actuate="onLoad">
              <text:p/>
            </draw:image>
          </draw:frame>
          <draw:frame draw:z-index="7" draw:name="Image 7" draw:style-name="gr2" draw:text-style-name="P1" svg:width="172.9mm" svg:height="14.33mm" svg:x="22.57mm" svg:y="257.38mm">
            <draw:image xlink:href="Pictures/1000020100000274000000368A33D48E15AE31D9.png" xlink:type="simple" xlink:show="embed" xlink:actuate="onLoad">
              <text:p/>
            </draw:image>
          </draw:frame>
          <draw:frame draw:z-index="8" draw:name="Image 8" draw:style-name="gr2" draw:text-style-name="P1" svg:width="172.63mm" svg:height="14.33mm" svg:x="22.57mm" svg:y="275.44mm">
            <draw:image xlink:href="Pictures/10000201000002730000003645643B35F5A9A8FB.png" xlink:type="simple" xlink:show="embed" xlink:actuate="onLoad">
              <text:p/>
            </draw:image>
          </draw:frame>
          <draw:frame draw:z-index="9" draw:name="Image 9" draw:style-name="gr2" draw:text-style-name="P1" svg:width="171.8mm" svg:height="14.86mm" svg:x="22.57mm" svg:y="293.51mm">
            <draw:image xlink:href="Pictures/1000020100000270000000384A8C9CCCD6526A7D.png" xlink:type="simple" xlink:show="embed" xlink:actuate="onLoad">
              <text:p/>
            </draw:image>
          </draw:frame>
          <draw:frame draw:z-index="10" draw:name="Image 10" draw:style-name="gr2" draw:text-style-name="P1" svg:width="174.55mm" svg:height="13.54mm" svg:x="22.57mm" svg:y="311.57mm">
            <draw:image xlink:href="Pictures/100002010000027A00000033A506572C664C135B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Non-recursive</text:p>
          </table:table-cell>
          <table:table-cell office:value-type="float" office:value="3618" calcext:value-type="float">
            <text:p>3618</text:p>
          </table:table-cell>
          <table:table-cell office:value-type="float" office:value="23485" calcext:value-type="float">
            <text:p>23485</text:p>
          </table:table-cell>
          <table:table-cell office:value-type="float" office:value="46713" calcext:value-type="float">
            <text:p>46713</text:p>
          </table:table-cell>
          <table:table-cell office:value-type="float" office:value="138892" calcext:value-type="float">
            <text:p>138892</text:p>
          </table:table-cell>
          <table:table-cell office:value-type="float" office:value="297927" calcext:value-type="float">
            <text:p>297927</text:p>
          </table:table-cell>
          <table:table-cell office:value-type="float" office:value="521547" calcext:value-type="float">
            <text:p>521547</text:p>
          </table:table-cell>
          <table:table-cell office:value-type="float" office:value="935980" calcext:value-type="float">
            <text:p>935980</text:p>
          </table:table-cell>
          <table:table-cell office:value-type="float" office:value="1290225" calcext:value-type="float">
            <text:p>1290225</text:p>
          </table:table-cell>
          <table:table-cell office:value-type="float" office:value="1723155" calcext:value-type="float">
            <text:p>1723155</text:p>
          </table:table-cell>
          <table:table-cell office:value-type="float" office:value="2739953" calcext:value-type="float">
            <text:p>2739953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float" office:value="2300" calcext:value-type="float">
            <text:p>2300</text:p>
          </table:table-cell>
          <table:table-cell office:value-type="float" office:value="14340" calcext:value-type="float">
            <text:p>14340</text:p>
          </table:table-cell>
          <table:table-cell office:value-type="float" office:value="34251" calcext:value-type="float">
            <text:p>34251</text:p>
          </table:table-cell>
          <table:table-cell office:value-type="float" office:value="105018" calcext:value-type="float">
            <text:p>105018</text:p>
          </table:table-cell>
          <table:table-cell office:value-type="float" office:value="236510" calcext:value-type="float">
            <text:p>236510</text:p>
          </table:table-cell>
          <table:table-cell office:value-type="float" office:value="535136" calcext:value-type="float">
            <text:p>535136</text:p>
          </table:table-cell>
          <table:table-cell office:value-type="float" office:value="953635" calcext:value-type="float">
            <text:p>953635</text:p>
          </table:table-cell>
          <table:table-cell office:value-type="float" office:value="1300609" calcext:value-type="float">
            <text:p>1300609</text:p>
          </table:table-cell>
          <table:table-cell office:value-type="float" office:value="1817524" calcext:value-type="float">
            <text:p>1817524</text:p>
          </table:table-cell>
          <table:table-cell office:value-type="float" office:value="2793961" calcext:value-type="float">
            <text:p>2793961</text:p>
          </table:table-cell>
        </table:table-row>
        <table:table-row table:style-name="ro1" table:number-rows-repeated="28">
          <table:table-cell table:number-columns-repeated="11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5s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40000" calcext:value-type="float">
            <text:p>4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 style:data-style-name="N2" text:time-value="16:53:12.912731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6:41:38.378594173</meta:creation-date>
    <dc:date>2018-11-21T17:10:42.017639995</dc:date>
    <meta:editing-duration>PT1H16M24S</meta:editing-duration>
    <meta:editing-cycles>25</meta:editing-cycles>
    <meta:generator>LibreOffice/6.0.6.2$Linux_X86_64 LibreOffice_project/00m0$Build-2</meta:generator>
    <meta:document-statistic meta:table-count="1" meta:cell-count="4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95cm" svg:height="11.875cm" xlink:href=".." xlink:type="simple" chart:class="chart:scatter" chart:row-mapping="0 1" chart:style-name="ch1">
        <chart:legend chart:legend-position="end" svg:x="18.798cm" svg:y="5.389cm" style:legend-expansion="high" chart:style-name="ch2"/>
        <chart:plot-area chart:style-name="ch3" table:cell-range-address="Sheet1.B1:Sheet1.K3" chart:data-source-has-labels="row" svg:x="0.421cm" svg:y="0.237cm" svg:width="17.956cm" svg:height="11.401cm">
          <chartooo:coordinate-region svg:x="1.968cm" svg:y="0.437cm" svg:width="15.944cm" svg:height="10.554cm"/>
          <chart:axis chart:dimension="x" chart:name="primary-x" chart:style-name="ch4" chartooo:axis-type="auto"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class="chart:scatter">
            <chart:domain table:cell-range-address="Sheet1.B1:Sheet1.K1"/>
            <chart:data-point chart:repeated="10"/>
          </chart:series>
          <chart:series chart:style-name="ch8" chart:values-cell-range-address="Sheet1.B3:Sheet1.K3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K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1:Sheet1.K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618">
                <text:p>3618</text:p>
                <draw:g>
                  <svg:desc>Sheet1.B2:Sheet1.K2</svg:desc>
                </draw:g>
              </table:table-cell>
              <table:table-cell office:value-type="float" office:value="23485">
                <text:p>23485</text:p>
              </table:table-cell>
              <table:table-cell office:value-type="float" office:value="46713">
                <text:p>46713</text:p>
              </table:table-cell>
              <table:table-cell office:value-type="float" office:value="138892">
                <text:p>138892</text:p>
              </table:table-cell>
              <table:table-cell office:value-type="float" office:value="297927">
                <text:p>297927</text:p>
              </table:table-cell>
              <table:table-cell office:value-type="float" office:value="521547">
                <text:p>521547</text:p>
              </table:table-cell>
              <table:table-cell office:value-type="float" office:value="935980">
                <text:p>935980</text:p>
              </table:table-cell>
              <table:table-cell office:value-type="float" office:value="1290225">
                <text:p>1290225</text:p>
              </table:table-cell>
              <table:table-cell office:value-type="float" office:value="1723155">
                <text:p>1723155</text:p>
              </table:table-cell>
              <table:table-cell office:value-type="float" office:value="2739953">
                <text:p>273995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300">
                <text:p>2300</text:p>
                <draw:g>
                  <svg:desc>Sheet1.B3:Sheet1.K3</svg:desc>
                </draw:g>
              </table:table-cell>
              <table:table-cell office:value-type="float" office:value="14340">
                <text:p>14340</text:p>
              </table:table-cell>
              <table:table-cell office:value-type="float" office:value="34251">
                <text:p>34251</text:p>
              </table:table-cell>
              <table:table-cell office:value-type="float" office:value="105018">
                <text:p>105018</text:p>
              </table:table-cell>
              <table:table-cell office:value-type="float" office:value="236510">
                <text:p>236510</text:p>
              </table:table-cell>
              <table:table-cell office:value-type="float" office:value="535136">
                <text:p>535136</text:p>
              </table:table-cell>
              <table:table-cell office:value-type="float" office:value="953635">
                <text:p>953635</text:p>
              </table:table-cell>
              <table:table-cell office:value-type="float" office:value="1300609">
                <text:p>1300609</text:p>
              </table:table-cell>
              <table:table-cell office:value-type="float" office:value="1817524">
                <text:p>1817524</text:p>
              </table:table-cell>
              <table:table-cell office:value-type="float" office:value="2793961">
                <text:p>2793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